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P2" style:family="paragraph" style:parent-style-name="Preformatted_20_Text">
      <style:text-properties fo:language="sv" fo:country="FI"/>
    </style:style>
    <style:style style:name="P3" style:family="paragraph" style:parent-style-name="Default_20_Text" style:master-page-name="MP0">
      <style:paragraph-properties style:page-number="auto" fo:break-before="page"/>
    </style:style>
    <style:style style:name="P4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P5" style:family="paragraph" style:parent-style-name="Default_20_Text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language="sv" fo:country="FI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ETORAKENTEIDEN HARJOITUSTYÖ, KESÄ 2012</text:p>
      <text:p text:style-name="Default_20_Text"/>
      <text:p text:style-name="Default_20_Text">TOTEUTUSDOKUMENTTI</text:p>
      <text:p text:style-name="Default_20_Text"/>
      <text:p text:style-name="Default_20_Text">Ohjaaja:<text:tab/><text:tab/>Kristiina Paloheimo</text:p>
      <text:p text:style-name="Default_20_Text">Ryhmä:<text:tab/><text:tab/>2, ajanjakso 14.5. - 15.6.2012</text:p>
      <text:p text:style-name="Default_20_Text">Tekijä:<text:tab/><text:tab/><text:tab/>Hannu Niittymaa</text:p>
      <text:p text:style-name="Default_20_Text">Opiskelijanumero:<text:tab/>012514364</text:p>
      <text:p text:style-name="Default_20_Text"/>
      <text:p text:style-name="Default_20_Text">Aihe</text:p>
      <text:p text:style-name="Default_20_Text"/>
      <text:p text:style-name="P1">Reitinetsintä verkossa: Dijkstran algoritmi</text:p>
      <text:p text:style-name="Default_20_Text"/>
      <text:p text:style-name="Default_20_Text">Ohjelman yleisrakenne</text:p>
      <text:p text:style-name="Default_20_Text"/>
      <text:p text:style-name="P1">Ohjelma </text:p>
      <text:p text:style-name="Default_20_Text"/>
      <text:p text:style-name="Default_20_Text">Saavutetut aika ja tilavaativuudet</text:p>
      <text:p text:style-name="P1"/>
      <text:p text:style-name="P1">Aikavaatimustavoite on O((|V| + |E|) log|V|), jossa E on verkon kaarten joukko ja V on verkon solmujen joukko.</text:p>
      <text:p text:style-name="P1"/>
      <text:p text:style-name="P1">Tilavaatimustavoite on O(|V|).</text:p>
      <text:p text:style-name="P1"/>
      <text:p text:style-name="P5">Suorituskyky- ja O-analyysivertailu</text:p>
      <text:p text:style-name="P5"/>
      <text:p text:style-name="P5"/>
      <text:p text:style-name="P5"/>
      <text:p text:style-name="P5"/>
      <text:p text:style-name="P5">Parannusehdotukset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Lähteet</text:p>
      <text:p text:style-name="Default_20_Text"/>
      <text:p text:style-name="P1"><text:a xlink:type="simple" xlink:href="http://www.cs.helsinki.fi/" office:target-frame-name="_top" xlink:show="replace"><text:span text:style-name="Hyperlinkki">www.cs.helsinki.fi</text:span></text:a> (2012). Tietorakenteet – kurssin luentomateriaali. Haettu internetistä 24.5.2012: <text:a xlink:type="simple" xlink:href="http://www.cs.helsinki.fi/u/floreen/tira2012/tira.pdf" office:target-frame-name="_top" xlink:show="replace"><text:span text:style-name="Hyperlinkki">http://www.cs.helsinki.fi/u/floreen/tira2012/tira.pdf</text:span></text:a></text:p>
      <text:p text:style-name="P1"/>
      <text:p text:style-name="P1">Berkeleyn yliopiston kurssin <text:span text:style-name="Kappaleen_20_oletusfontti"><text:span text:style-name="T2">CS 170 Efficient Algorithms and Intractable Problems</text:span></text:span> <text:a xlink:type="simple" xlink:href="http://www.cs.helsinki.fi/u/ejunttil/opetus/tiraharjoitus/dijkstra.pdf" office:target-frame-name="_top" xlink:show="replace"><text:span text:style-name="Hyperlinkki">pdf-tiedosto Dijkstran algoritmista</text:span></text:a></text:p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svg:stroke-opacity="100%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_20_Single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Default_20_Text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Default_20_Text" style:class="html">
      <style:paragraph-properties fo:hyphenation-ladder-count="no-limit"/>
      <style:text-properties style:font-name="DejaVu Sans Mono" fo:font-size="10pt" style:font-size-asian="10pt" style:font-name-complex="DejaVu Sans Mono" style:font-size-complex="10pt" fo:hyphenate="false" fo:hyphenation-remain-char-count="0" fo:hyphenation-push-char-count="0"/>
    </style:style>
    <style:style style:name="Kappaleen_20_oletusfontti" style:display-name="Kappaleen oletusfontti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ki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Hannu-Pekka Niittymaa</meta:initial-creator>
    <meta:creation-date>2012-05-21T12:54:00Z</meta:creation-date>
    <dc:date>2012-06-05T17:52:48.88</dc:date>
    <meta:editing-cycles>7</meta:editing-cycles>
    <meta:editing-duration>PT01H56M07S</meta:editing-duration>
    <meta:document-statistic meta:table-count="0" meta:image-count="0" meta:object-count="0" meta:page-count="1" meta:paragraph-count="18" meta:word-count="81" meta:character-count="75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